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3cm" svg:y="7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</text:span></text:p>
          <text:p text:style-name="P1"><text:span text:style-name="T1">Athletes Nbr</text:span></text:p>
          <text:p text:style-name="P1"><text:span text:style-name="T1">Events Nbr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333cm" svg:y="9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333cm" svg:y="12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536cm" svg:y="10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.13cm" svg:y1="9.832cm" svg:x2="8.333cm" svg:y2="9.652cm" draw:start-shape="id1" draw:start-glue-point="1" draw:end-shape="id2" draw:end-glue-point="5" svg:d="m6130 9832h1102v-180h1101">
          <text:p/>
        </draw:connector>
        <draw:connector draw:style-name="gr5" draw:text-style-name="P1" draw:layer="layout" svg:x1="11.203cm" svg:y1="9.652cm" svg:x2="11.81cm" svg:y2="10.886cm" draw:start-shape="id2" draw:start-glue-point="7" draw:end-shape="id3" draw:end-glue-point="9" svg:d="m11203 9652h607v1234">
          <text:p/>
        </draw:connector>
        <draw:connector draw:style-name="gr5" draw:text-style-name="P1" draw:layer="layout" svg:x1="10.479cm" svg:y1="11.665cm" svg:x2="11.333cm" svg:y2="12.333cm" draw:start-shape="id3" draw:start-glue-point="5" draw:end-shape="id4" draw:end-glue-point="0" svg:d="m10479 11665v334h854v334">
          <text:p/>
        </draw:connector>
        <draw:rect draw:style-name="gr1" draw:text-style-name="P1" draw:layer="layout" svg:width="3.13cm" svg:height="3.667cm" svg:x="16.87cm" svg:y="3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</text:span></text:p>
          <text:p text:style-name="P1"><text:span text:style-name="T1">Athletes Nbr</text:span></text:p>
          <text:p text:style-name="P1"><text:span text:style-name="T1">Events Nbr</text:span></text:p>
          <text:p text:style-name="P1"><text:span text:style-name="T1">City</text:span></text:p>
          <text:p text:style-name="P1"><text:span text:style-name="T1">Country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13T12:57:43.55</dc:date>
    <dc:creator>Cudré Pascal Pascal</dc:creator>
    <meta:editing-duration>PT17H14M35S</meta:editing-duration>
    <meta:editing-cycles>59</meta:editing-cycles>
    <meta:document-statistic meta:object-count="8"/>
  </office:meta>
</office:document-meta>
</file>